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Elapsed Time (s)</text:p>
          </table:table-cell>
          <table:table-cell office:value-type="string" calcext:value-type="string">
            <text:p>Total N of Counts</text:p>
          </table:table-cell>
          <table:table-cell office:value-type="string" calcext:value-type="string">
            <text:p>Counts in Period (30s)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[.C5]-[.C4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formula="of:=[.C6]-[.C5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formula="of:=[.C7]-[.C6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table:formula="of:=[.C8]-[.C7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59" calcext:value-type="float">
            <text:p>259</text:p>
          </table:table-cell>
          <table:table-cell table:formula="of:=[.C9]-[.C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 table:formula="of:=[.C10]-[.C9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 table:formula="of:=[.C11]-[.C10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  <table:table-cell table:formula="of:=[.C12]-[.C11]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422" calcext:value-type="float">
            <text:p>422</text:p>
          </table:table-cell>
          <table:table-cell table:formula="of:=[.C13]-[.C12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69" calcext:value-type="float">
            <text:p>469</text:p>
          </table:table-cell>
          <table:table-cell table:formula="of:=[.C14]-[.C13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530" calcext:value-type="float">
            <text:p>530</text:p>
          </table:table-cell>
          <table:table-cell table:formula="of:=[.C15]-[.C14]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80" calcext:value-type="float">
            <text:p>580</text:p>
          </table:table-cell>
          <table:table-cell table:formula="of:=[.C16]-[.C15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623" calcext:value-type="float">
            <text:p>623</text:p>
          </table:table-cell>
          <table:table-cell table:formula="of:=[.C17]-[.C16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650" calcext:value-type="float">
            <text:p>650</text:p>
          </table:table-cell>
          <table:table-cell table:formula="of:=[.C18]-[.C17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687" calcext:value-type="float">
            <text:p>687</text:p>
          </table:table-cell>
          <table:table-cell table:formula="of:=[.C19]-[.C18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(per thirty seconds)</text:p>
          </table:table-cell>
          <table:table-cell table:number-columns-repeated="2"/>
          <table:table-cell table:formula="of:=AVERAGE([.D5:.D19])" office:value-type="float" office:value="45.8" calcext:value-type="float">
            <text:p>45.8</text:p>
          </table:table-cell>
          <table:table-cell office:value-type="string" calcext:value-type="string">
            <text:p>This</text:p>
          </table:table-cell>
          <table:table-cell/>
        </table:table-row>
        <table:table-row table:style-name="ro1">
          <table:table-cell office:value-type="string" calcext:value-type="string">
            <text:p>Standard Deviation (thirty)</text:p>
          </table:table-cell>
          <table:table-cell table:number-columns-repeated="2"/>
          <table:table-cell table:formula="of:=STDEV([.D5:.D19])" office:value-type="float" office:value="10.903472579216" calcext:value-type="float">
            <text:p>10.903472579216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string" calcext:value-type="string">
            <text:p>Average (per second)</text:p>
          </table:table-cell>
          <table:table-cell table:number-columns-repeated="2"/>
          <table:table-cell table:formula="of:=[.D20]/30" office:value-type="float" office:value="1.52666666666667" calcext:value-type="float">
            <text:p>1.52666666666667</text:p>
          </table:table-cell>
          <table:table-cell office:value-type="string" calcext:value-type="string">
            <text:p>student</text:p>
          </table:table-cell>
          <table:table-cell/>
        </table:table-row>
        <table:table-row table:style-name="ro1">
          <table:table-cell office:value-type="string" calcext:value-type="string">
            <text:p>Uncertainty (per second)</text:p>
          </table:table-cell>
          <table:table-cell table:number-columns-repeated="2"/>
          <table:table-cell table:formula="of:=[.D21]/30" office:value-type="float" office:value="0.363449085973865" calcext:value-type="float">
            <text:p>0.3634490859738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. Deviation of 30 second counts period divided by the thirty seconds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 (per second)</text:p>
          </table:table-cell>
          <table:table-cell table:number-columns-repeated="2"/>
          <table:table-cell table:formula="of:=687/450" office:value-type="float" office:value="1.52666666666667" calcext:value-type="float">
            <text:p>1.52666666666667</text:p>
          </table:table-cell>
          <table:table-cell office:value-type="string" calcext:value-type="string">
            <text:p>STUDENT B</text:p>
          </table:table-cell>
          <table:table-cell/>
        </table:table-row>
        <table:table-row table:style-name="ro1">
          <table:table-cell office:value-type="string" calcext:value-type="string">
            <text:p>Uncertainty (per second)</text:p>
          </table:table-cell>
          <table:table-cell table:number-columns-repeated="2"/>
          <table:table-cell table:formula="of:=STDEV([.C5:.C19])/450" office:value-type="float" office:value="0.468328459683291" calcext:value-type="float">
            <text:p>0.4683284596832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45:57.262575232</meta:creation-date>
    <dc:date>2018-11-15T12:06:21.425516424</dc:date>
    <meta:editing-duration>PT9M14S</meta:editing-duration>
    <meta:editing-cycles>1</meta:editing-cycles>
    <meta:document-statistic meta:table-count="1" meta:cell-count="69" meta:object-count="0"/>
    <meta:generator>LibreOffice/6.0.6.2$Linux_X86_64 LibreOffice_project/00m0$Build-2</meta:generator>
  </office:meta>
</office:document-meta>
</file>